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430000002CE9A977577EB3C472.png" manifest:media-type="image/png"/>
  <manifest:file-entry manifest:full-path="Pictures/100000000000003600000060CA6D9291AEA8B874.png" manifest:media-type="image/png"/>
  <manifest:file-entry manifest:full-path="Pictures/10000000000000BE0000007D03FB82CBE2F87AF6.png" manifest:media-type="image/png"/>
  <manifest:file-entry manifest:full-path="Pictures/10000000000000680000007085AD489AD87F6E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65cm" fo:min-width="15.2cm"/>
    </style:style>
    <style:style style:name="gr2" style:family="graphic" style:parent-style-name="standard">
      <style:graphic-properties draw:textarea-horizontal-align="justify" draw:textarea-vertical-align="middle" draw:auto-grow-height="false" fo:min-height="5.65cm" fo:min-width="2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4.35cm" fo:min-width="5.1cm"/>
    </style:style>
    <style:style style:name="gr5" style:family="graphic" style:parent-style-name="standard">
      <style:graphic-properties draw:textarea-horizontal-align="justify" draw:textarea-vertical-align="middle" draw:auto-grow-height="false" fo:min-height="4.35cm" fo:min-width="4.7cm"/>
    </style:style>
    <style:style style:name="gr6" style:family="graphic" style:parent-style-name="standard">
      <style:graphic-properties draw:textarea-horizontal-align="justify" draw:textarea-vertical-align="middle" draw:auto-grow-height="false" fo:min-height="4.35cm" fo:min-width="3.3cm"/>
    </style:style>
    <style:style style:name="gr7" style:family="graphic" style:parent-style-name="standard">
      <style:graphic-properties draw:textarea-horizontal-align="justify" draw:textarea-vertical-align="middle" draw:auto-grow-height="false" fo:min-height="6.056cm" fo:min-width="2.979cm"/>
    </style:style>
    <style:style style:name="gr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675cm" fo:min-width="1.4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5.7cm" svg:height="5.9cm" svg:x="3.9cm" svg:y="10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1cm" svg:height="5.9cm" svg:x="3.9cm" svg:y="4.23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116cm" svg:height="0.962cm" svg:x="3.884cm" svg:y="15.638cm">
          <draw:text-box>
            <text:p>Quantum device</text:p>
          </draw:text-box>
        </draw:frame>
        <draw:frame draw:style-name="gr3" draw:text-style-name="P2" draw:layer="layout" svg:width="5.04cm" svg:height="0.962cm" svg:x="3.884cm" svg:y="4.238cm">
          <draw:text-box>
            <text:p>Classical device</text:p>
          </draw:text-box>
        </draw:frame>
        <draw:custom-shape draw:style-name="gr4" draw:text-style-name="P1" draw:layer="layout" svg:width="5.6cm" svg:height="4.6cm" svg:x="4.3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2cm" svg:height="4.6cm" svg:x="10.1cm" svg:y="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cm" svg:height="4.6cm" svg:x="15.5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824cm" svg:height="0.878cm" svg:x="4.2cm" svg:y="14.722cm">
          <draw:text-box>
            <text:p><text:span text:style-name="T1">State preparation</text:span></text:p>
          </draw:text-box>
        </draw:frame>
        <draw:frame draw:style-name="gr3" draw:text-style-name="P2" draw:layer="layout" svg:width="5.078cm" svg:height="0.878cm" svg:x="10.076cm" svg:y="14.8cm">
          <draw:text-box>
            <text:p><text:span text:style-name="T1">Unitary operations</text:span></text:p>
          </draw:text-box>
        </draw:frame>
        <draw:frame draw:style-name="gr3" draw:text-style-name="P2" draw:layer="layout" svg:width="3.948cm" svg:height="0.878cm" svg:x="15.5cm" svg:y="14.8cm">
          <draw:text-box>
            <text:p><text:span text:style-name="T1">Measurement</text:span></text:p>
          </draw:text-box>
        </draw:frame>
        <draw:custom-shape draw:style-name="gr7" draw:text-style-name="P1" draw:layer="layout" svg:width="5.3cm" svg:height="7.4cm" svg:x="19.8cm" svg:y="9.1cm">
          <text:p/>
          <draw:enhanced-geometry svg:viewBox="0 0 21600 21600" draw:text-areas="?f0 ?f7 ?f2 21600" draw:type="up-arrow" draw:modifiers="4869.68908368717 3712.0543293718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5.026cm" svg:height="3.306cm" svg:x="4.5cm" svg:y="11.394cm">
          <draw:image xlink:href="Pictures/10000000000000BE0000007D03FB82CBE2F87AF6.png" xlink:type="simple" xlink:show="embed" xlink:actuate="onLoad" loext:mime-type="image/png">
            <text:p/>
          </draw:image>
        </draw:frame>
        <draw:frame draw:style-name="gr8" draw:text-style-name="P1" draw:layer="layout" svg:width="2.751cm" svg:height="2.962cm" svg:x="11.3cm" svg:y="11.6cm">
          <draw:image xlink:href="Pictures/10000000000000680000007085AD489AD87F6E0E.png" xlink:type="simple" xlink:show="embed" xlink:actuate="onLoad" loext:mime-type="image/png">
            <text:p/>
          </draw:image>
        </draw:frame>
        <draw:frame draw:style-name="gr8" draw:text-style-name="P1" draw:layer="layout" svg:width="1.428cm" svg:height="2.539cm" svg:x="16.7cm" svg:y="11.5cm">
          <draw:image xlink:href="Pictures/100000000000003600000060CA6D9291AEA8B874.png" xlink:type="simple" xlink:show="embed" xlink:actuate="onLoad" loext:mime-type="image/png">
            <text:p/>
          </draw:image>
        </draw:frame>
        <draw:custom-shape draw:style-name="gr9" draw:text-style-name="P1" draw:layer="layout" svg:width="3.9cm" svg:height="2.2cm" svg:x="10.9cm" svg:y="9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3.9cm" svg:height="2.2cm" svg:x="5.3cm" svg:y="9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1.772cm" svg:height="1.163cm" svg:x="11.928cm" svg:y="9.5cm">
          <draw:image xlink:href="Pictures/10000000000000430000002CE9A977577EB3C47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2T14:46:25.916711025</meta:creation-date>
    <dc:date>2019-10-02T15:14:15.701257243</dc:date>
    <meta:editing-duration>PT27M51S</meta:editing-duration>
    <meta:editing-cycles>6</meta:editing-cycles>
    <meta:generator>LibreOffice/6.1.5.2$Linux_X86_64 LibreOffice_project/10$Build-2</meta:generator>
    <meta:document-statistic meta:object-count="17"/>
  </office:meta>
</office:document-meta>
</file>